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101" officeooo:paragraph-rsid="00027101"/>
    </style:style>
    <style:style style:name="P2" style:family="paragraph" style:parent-style-name="Standard">
      <style:text-properties officeooo:rsid="000d79cd" officeooo:paragraph-rsid="000d79cd"/>
    </style:style>
    <style:style style:name="P3" style:family="paragraph" style:parent-style-name="Standard">
      <style:text-properties officeooo:rsid="000e45dd" officeooo:paragraph-rsid="000e45dd"/>
    </style:style>
    <style:style style:name="P4" style:family="paragraph" style:parent-style-name="Standard">
      <style:text-properties officeooo:rsid="00137e22" officeooo:paragraph-rsid="00137e22"/>
    </style:style>
    <style:style style:name="P5" style:family="paragraph" style:parent-style-name="Standard">
      <style:text-properties officeooo:rsid="0015bdca" officeooo:paragraph-rsid="0015bdca"/>
    </style:style>
    <style:style style:name="P6" style:family="paragraph" style:parent-style-name="Standard">
      <style:text-properties officeooo:rsid="00102f49" officeooo:paragraph-rsid="00189936"/>
    </style:style>
    <style:style style:name="P7" style:family="paragraph" style:parent-style-name="Standard">
      <style:text-properties officeooo:rsid="00189936" officeooo:paragraph-rsid="00189936"/>
    </style:style>
    <style:style style:name="P8" style:family="paragraph" style:parent-style-name="Standard">
      <style:text-properties officeooo:rsid="0015bdca" officeooo:paragraph-rsid="0015bdca"/>
    </style:style>
    <style:style style:name="P9" style:family="paragraph" style:parent-style-name="Standard">
      <style:text-properties officeooo:rsid="001ab18c" officeooo:paragraph-rsid="001ab18c"/>
    </style:style>
    <style:style style:name="P10" style:family="paragraph" style:parent-style-name="Standard">
      <style:text-properties officeooo:rsid="00137e22" officeooo:paragraph-rsid="00137e22"/>
    </style:style>
    <style:style style:name="P11" style:family="paragraph" style:parent-style-name="Standard">
      <style:text-properties officeooo:rsid="001abe65" officeooo:paragraph-rsid="001abe65"/>
    </style:style>
    <style:style style:name="P12" style:family="paragraph">
      <style:paragraph-properties fo:text-align="center"/>
    </style:style>
    <style:style style:name="T1" style:family="text">
      <style:text-properties officeooo:rsid="0012c64d"/>
    </style:style>
    <style:style style:name="T2" style:family="text">
      <style:text-properties officeooo:rsid="00189936"/>
    </style:style>
    <style:style style:name="T3" style:family="text">
      <style:text-properties officeooo:rsid="001ab18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textbook, On-Chip Communication Architectures, by Pasricha and Dutt<text:span text:style-name="T1">, page 18, Chapter 2.1, Terminology, Figure 2.1:</text:span></text:p>
      <text:p text:style-name="P1"/>
      <text:p text:style-name="P1"/>
      <text:p text:style-name="P1"/>
      <text:p text:style-name="P1"/>
      <text:p text:style-name="P1"><draw:rect text:anchor-type="paragraph" draw:z-index="0" draw:style-name="gr1" draw:text-style-name="P12" svg:width="1.0421in" svg:height="2.6878in" svg:x="-0.048in" svg:y="0.0528in"><text:p text:style-name="P12">PCIe</text:p><text:p text:style-name="P12">core</text:p></draw:rect><draw:rect text:anchor-type="paragraph" draw:z-index="1" draw:style-name="gr1" draw:text-style-name="P12" svg:width="0.5941in" svg:height="2.6878in" svg:x="0.9937in" svg:y="0.0528in"><text:p text:style-name="P12">Inter-</text:p><text:p text:style-name="P12">face </text:p><text:p text:style-name="P12">(port):</text:p><text:p text:style-name="P12">TLP </text:p><text:p text:style-name="P12">frames</text:p></draw:rect><draw:rect text:anchor-type="paragraph" draw:z-index="2" draw:style-name="gr1" draw:text-style-name="P12" svg:width="1.0421in" svg:height="2.6878in" svg:x="5.7228in" svg:y="0.0193in"><text:p text:style-name="P12">EMMC</text:p><text:p text:style-name="P12">core</text:p><text:p text:style-name="P12">(previously,</text:p><text:p text:style-name="P12">was "UFS")</text:p></draw:rect><draw:rect text:anchor-type="paragraph" draw:z-index="3" draw:style-name="gr1" draw:text-style-name="P12" svg:width="0.5941in" svg:height="2.6878in" svg:x="5.1291in" svg:y="0.0193in"><text:p text:style-name="P12">OCP </text:p><text:p text:style-name="P12">(slave</text:p><text:p text:style-name="P12">port,</text:p><text:p text:style-name="P12">socket,</text:p><text:p text:style-name="P12">inter-</text:p><text:p text:style-name="P12">face)</text:p></draw:rect><draw:rect text:anchor-type="paragraph" draw:z-index="5" draw:style-name="gr1" draw:text-style-name="P12" svg:width="0.6252in" svg:height="2.6878in" svg:x="3.1917in" svg:y="0.0484in"><text:p text:style-name="P12">Bridge</text:p></draw:rect><draw:rect text:anchor-type="paragraph" draw:z-index="6" draw:style-name="gr1" draw:text-style-name="P12" svg:width="0.5941in" svg:height="2.6878in" svg:x="2.598in" svg:y="0.0484in"><text:p text:style-name="P12">TLP </text:p><text:p text:style-name="P12">encoder</text:p><text:p text:style-name="P12">/</text:p><text:p text:style-name="P12">decoder</text:p><text:p text:style-name="P12">(inter-</text:p><text:p text:style-name="P12">face,</text:p><text:p text:style-name="P12">aka</text:p><text:p text:style-name="P12">"port")</text:p></draw:rect><draw:rect text:anchor-type="paragraph" draw:z-index="7" draw:style-name="gr1" draw:text-style-name="P12" svg:width="0.5941in" svg:height="2.6878in" svg:x="3.8165in" svg:y="0.0484in"><text:p text:style-name="P12">OCP</text:p><text:p text:style-name="P12">(master</text:p><text:p text:style-name="P12">port,<text:line-break/>socket,</text:p><text:p text:style-name="P12">inter-</text:p><text:p text:style-name="P12">face)</text:p></draw:rect></text:p>
      <text:p text:style-name="P1"/>
      <text:p text:style-name="P1"/>
      <text:p text:style-name="P1"/>
      <text:p text:style-name="P1"/>
      <text:p text:style-name="P1"/>
      <text:p text:style-name="P1"><draw:custom-shape text:anchor-type="paragraph" draw:z-index="9" draw:style-name="gr3" svg:width="0.5106in" svg:height="0.115in" svg:x="4.5354in" svg:y="0.173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8" draw:style-name="gr3" svg:width="0.6358in" svg:height="0.115in" svg:x="1.7335in" svg:y="0.013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
      <text:p text:style-name="P1"/>
      <text:p text:style-name="P1"/>
      <text:p text:style-name="P1"/>
      <text:p text:style-name="P1"><draw:custom-shape text:anchor-type="paragraph" draw:z-index="4" draw:style-name="gr2" draw:text-style-name="P12" svg:width="0.1669in" svg:height="1.626in" draw:transform="rotate (1.55334303427495) translate (-0.00833333333333333in 0.21388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0" draw:style-name="gr2" draw:text-style-name="P12" svg:width="0.1669in" svg:height="1.626in" draw:transform="rotate (1.55334303427495) translate (5.11666666666667in 0.23263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
      <text:p text:style-name="P6"><text:s text:c="9"/><text:span text:style-name="T2">CoreGen generated <text:s text:c="86"/>CoreGen generated,</text:span></text:p>
      <text:p text:style-name="P7"><text:s/><text:tab/><text:tab/><text:tab/><text:tab/><text:tab/><text:tab/><text:tab/><text:tab/><text:tab/><text:tab/><text:tab/> but OCP wrapped</text:p>
      <text:p text:style-name="P1"/>
      <text:p text:style-name="P1"/>
      <text:p text:style-name="P1"/>
      <text:p text:style-name="P1"/>
      <text:p text:style-name="P1"/>
      <text:p text:style-name="P1"/>
      <text:p text:style-name="P1"/>
      <text:p text:style-name="P2">So, as we can see and as my latest understanding is, according to the actual textbook examples, there is actually no such thing as "OCP" module or core or box that was drawn for us during very first meeting. </text:p>
      <text:p text:style-name="P3">There are only OCP "interfaces" or "ports" that all cores must have if they want to communicate on OCP bus.</text:p>
      <text:p text:style-name="P3"/>
      <text:p text:style-name="P4">Note: DMA interface of OCP must have both Master and Slave port, so in the future the diagram will probably modified to account for DMA transfers.</text:p>
      <text:p text:style-name="P11">Also, we do not implement "OCP controller / Arbiter" at first: we have only two endpoints now, PCIe and OCP ports. No need for "OCP controller / Arbiter". First, we demonstrate our understanding of how to bridge two protocols. Later, if we have time, we can think about "OCP controller".</text:p>
      <text:p text:style-name="P4"/>
      <text:p text:style-name="P4"/>
      <text:p text:style-name="P5">PCIe Interface specification<text:span text:style-name="T3"> (</text:span>PCIe<text:span text:style-name="T3">'s TLP layer</text:span> packet<text:span text:style-name="T3">)</text:span>:</text:p>
      <text:p text:style-name="P5">a) header: three 32-bit words long header (for 32-bit addressing), or four 32-bit words for 64-bit <text:soft-page-break/>addressing).</text:p>
      <text:p text:style-name="P5">b) data: One 32-bit word to be written.</text:p>
      <text:p text:style-name="P9">c) any other control signals besides standard TLP layer packet?</text:p>
      <text:p text:style-name="P9"/>
      <text:p text:style-name="P5"/>
      <text:p text:style-name="P5"/>
      <text:p text:style-name="P5">OCP interface specification:</text:p>
      <text:p text:style-name="P5">There are 11 basic signals out of 70 signals specified by OCP standard. Only two of them are mandatory, Clock and MCmd. Thus, we need to clarify what signals are present in interface (master or slave port(s)). Perhaps, it will become clear as we continue research and stud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9:46.664000000</meta:creation-date>
    <dc:date>2014-01-10T21:13:08.535000000</dc:date>
    <meta:editing-duration>PT23M10S</meta:editing-duration>
    <meta:editing-cycles>31</meta:editing-cycles>
    <meta:generator>LibreOffice/4.1.4.2$Windows_x86 LibreOffice_project/0a0440ccc0227ad9829de5f46be37cfb6edcf72</meta:generator>
    <meta:document-statistic meta:table-count="0" meta:image-count="0" meta:object-count="0" meta:page-count="2" meta:paragraph-count="13" meta:word-count="252" meta:character-count="1608" meta:non-whitespace-character-count="1259"/>
  </office:meta>
</office:document-meta>
</file>